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6ca9" officeooo:paragraph-rsid="00176ca9"/>
    </style:style>
    <style:style style:name="P2" style:family="paragraph" style:parent-style-name="Standard">
      <style:text-properties officeooo:rsid="00176ca9" officeooo:paragraph-rsid="001944bd"/>
    </style:style>
    <style:style style:name="P3" style:family="paragraph" style:parent-style-name="Standard">
      <style:text-properties fo:font-weight="bold" officeooo:rsid="00176ca9" officeooo:paragraph-rsid="00176ca9" style:font-weight-asian="bold" style:font-weight-complex="bold"/>
    </style:style>
    <style:style style:name="P4" style:family="paragraph" style:parent-style-name="Standard">
      <style:text-properties officeooo:rsid="001944bd" officeooo:paragraph-rsid="00176ca9"/>
    </style:style>
    <style:style style:name="P5" style:family="paragraph" style:parent-style-name="Standard">
      <style:text-properties officeooo:rsid="001944bd" officeooo:paragraph-rsid="001944bd"/>
    </style:style>
    <style:style style:name="P6" style:family="paragraph" style:parent-style-name="Standard">
      <style:paragraph-properties style:border-line-width-bottom="0.03cm 0.03cm 0.03cm" fo:padding="0.074cm" fo:border-left="none" fo:border-right="none" fo:border-top="none" fo:border-bottom="2.49pt double #000000" style:join-border="false"/>
      <style:text-properties officeooo:rsid="00176ca9" officeooo:paragraph-rsid="00176ca9"/>
    </style:style>
    <style:style style:name="P7" style:family="paragraph" style:parent-style-name="Standard">
      <style:paragraph-properties style:border-line-width-bottom="0.03cm 0.03cm 0.03cm" fo:padding="0.074cm" fo:border-left="none" fo:border-right="none" fo:border-top="none" fo:border-bottom="2.49pt double #000000" style:join-border="false"/>
      <style:text-properties officeooo:rsid="001944bd" officeooo:paragraph-rsid="001944bd"/>
    </style:style>
    <style:style style:name="P8" style:family="paragraph" style:parent-style-name="Standard">
      <style:paragraph-properties fo:margin-left="0.159cm" fo:margin-right="0cm" fo:margin-top="0cm" fo:margin-bottom="0.212cm" style:contextual-spacing="false" style:line-height-at-least="0.423cm" fo:text-align="start" style:justify-single-word="false" fo:widows="1" fo:text-indent="0cm" style:auto-text-indent="false"/>
    </style:style>
    <style:style style:name="P9" style:family="paragraph" style:parent-style-name="Standard">
      <style:paragraph-properties fo:margin-left="0.159cm" fo:margin-right="0cm" fo:margin-top="0cm" fo:margin-bottom="0.212cm" style:contextual-spacing="false" style:line-height-at-least="0.423cm" fo:text-align="start" style:justify-single-word="false" fo:widows="1" fo:text-indent="0cm" style:auto-text-indent="false"/>
      <style:text-properties officeooo:paragraph-rsid="00176ca9"/>
    </style:style>
    <style:style style:name="P10" style:family="paragraph" style:parent-style-name="Text_20_body">
      <style:paragraph-properties fo:margin-left="0cm" fo:margin-right="0cm" fo:margin-top="0cm" fo:margin-bottom="0.212cm" style:contextual-spacing="false" style:line-height-at-least="0.423cm" fo:text-align="start" style:justify-single-word="false" fo:widows="1" fo:text-indent="0cm" style:auto-text-indent="false"/>
      <style:text-properties fo:font-variant="normal" fo:text-transform="none" fo:color="#333333" style:font-name="sans-serif" fo:font-size="8.25pt" fo:letter-spacing="normal" fo:font-style="normal" fo:font-weight="normal"/>
    </style:style>
    <style:style style:name="P11" style:family="paragraph" style:parent-style-name="Text_20_body">
      <style:paragraph-properties fo:margin-left="0cm" fo:margin-right="0cm" fo:margin-top="0cm" fo:margin-bottom="0.212cm" style:contextual-spacing="false" style:line-height-at-least="0.423cm" fo:text-align="start" style:justify-single-word="false" fo:widows="1" fo:text-indent="0cm" style:auto-text-indent="false"/>
    </style:style>
    <style:style style:name="T1" style:family="text">
      <style:text-properties fo:font-variant="normal" fo:text-transform="none" fo:color="#333333" style:font-name="sans-serif" fo:font-size="8.25pt" fo:letter-spacing="normal" fo:font-style="normal" fo:font-weight="normal"/>
    </style:style>
    <style:style style:name="T2" style:family="text">
      <style:text-properties fo:font-variant="normal" fo:text-transform="none" fo:color="#800080" style:font-name="sans-serif" fo:font-size="8.25pt" fo:letter-spacing="normal" fo:font-style="normal" style:text-underline-style="solid" style:text-underline-width="auto" style:text-underline-color="font-color" fo:font-weight="normal"/>
    </style:style>
    <style:style style:name="T3" style:family="text">
      <style:text-properties fo:font-variant="normal" fo:text-transform="none" fo:color="#800080" style:font-name="sans-serif" fo:font-size="8.25pt" fo:letter-spacing="normal" fo:font-style="normal" style:text-underline-style="solid" style:text-underline-width="auto" style:text-underline-color="font-color" fo:font-weight="bold"/>
    </style:style>
    <style:style style:name="T4" style:family="text">
      <style:text-properties fo:font-size="10pt" style:font-size-asian="10pt" style:font-size-complex="10pt"/>
    </style:style>
    <style:style style:name="T5" style:family="text">
      <style:text-properties fo:font-style="italic" style:font-style-asian="italic" style:font-style-complex="italic"/>
    </style:style>
    <style:style style:name="T6" style:family="text">
      <style:text-properties officeooo:rsid="001843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HYTOOLS CHAT w LIAM REVELL<text:span text:style-name="T5"> </text:span></text:p>
      <text:p text:style-name="P3"><text:span text:style-name="T5">re: interpreting Q rates from fitPagel</text:span></text:p>
      <text:p text:style-name="P1"><text:a xlink:type="simple" xlink:href="http://blog.phytools.org/2014/12/r-function-for-pagels-1994-correlation.html"><text:span text:style-name="T4">http://blog.phytools.org/2014/12/r-function-for-pagels-1994-correlation.html</text:span></text:a></text:p>
      <text:p text:style-name="P1"/>
      <text:p text:style-name="P6"/>
      <text:p text:style-name="P9"><text:a xlink:type="simple" xlink:href="https://www.blogger.com/profile/04632917697970136421"><text:span text:style-name="Citation"><text:span text:style-name="T3">Caitlin Collins</text:span></text:span></text:a><text:a xlink:type="simple" xlink:href="http://blog.phytools.org/2014/12/r-function-for-pagels-1994-correlation.html?showComment=1460408262727#c8082970226890753563"><text:span text:style-name="T2">April 11, 2016 at 4:57 PM</text:span></text:a></text:p>
      <text:p text:style-name="P11"><text:bookmark text:name="bc_0_2MC"/><text:span text:style-name="T1">Thanks for this. <text:line-break/><text:line-break/>I am still unsure about one thing though: How does one interpret the rates in the Independent &amp; Dependent model rate matrices? What are the units? Do the cells contain the expected number of substitutions per tree? or per tree height? ... Or is it more complicated than that?<text:line-break/><text:line-break/>Thank you!</text:span></text:p>
      <text:p text:style-name="P6"/>
      <text:p text:style-name="P8"><text:a xlink:type="simple" xlink:href="https://www.blogger.com/profile/04314686830842384151"><text:span text:style-name="Citation"><text:span text:style-name="T3">Liam Revell</text:span></text:span></text:a><text:a xlink:type="simple" xlink:href="http://blog.phytools.org/2014/12/r-function-for-pagels-1994-correlation.html?showComment=1460432290607#c6223055414963649756"><text:span text:style-name="T2">April 11, 2016 at 11:38 PM</text:span></text:a></text:p>
      <text:p text:style-name="P11"><text:bookmark text:name="bc_0_1MC"/><text:span text:style-name="T1">Hi Caitlin.<text:line-break/><text:line-break/>The rate Q(a|a -&gt; b|a), for instance, is the instantaneous rate of transition from a-&gt;b in character 1, given that character 2 is in state a. In the independent model, the rate of change in 1 cannot be influenced by character 2, consequently Q(a|a-&gt;b|a)==Q(a|b-&gt;b|b) &amp; so on.<text:line-break/><text:line-break/>The rates become probabilities after matrix exponentiation of Q*t for elapsed time t; however another intuitive interpretation is that for a lineage starting in state a with Q(a-&gt;b)=2, the expected number of changes in a unit of time is 2.<text:line-break/><text:line-break/>Hope this helps. Liam</text:span></text:p>
      <text:p text:style-name="P6"/>
      <text:p text:style-name="P4"><text:a xlink:type="simple" xlink:href="https://www.blogger.com/profile/04632917697970136421"><text:span text:style-name="Citation"><text:span text:style-name="T3">Caitlin Collins</text:span></text:span></text:a><text:a xlink:type="simple" xlink:href="http://blog.phytools.org/2014/12/r-function-for-pagels-1994-correlation.html?showComment=1463357553605#c6392900047721162008"><text:span text:style-name="T2">May 15, 2016 at 8:12 PM</text:span></text:a></text:p>
      <text:p text:style-name="P11"><text:bookmark text:name="bc_0_3MC"/><text:span text:style-name="T1">Hello again, <text:line-break/><text:line-break/>Thank you very much for your advice. <text:line-break/><text:line-break/>I believe I understand your first point. The example you gave would correspond to the fact that in an independent Q rate matrix, the contents of the cells [1,3] and [2,4] will be equal, correct?<text:line-break/><text:line-break/>With regard to your second point, though, I confess to remaining a little unsure of myself. I think I agree that the rates are more easily interpreted as numbers of substitutions per unit time. If you have a moment, could I please try to run a small example past you to see if I am understanding you correctly?<text:line-break/><text:line-break/>Suppose I have an independent rate matrix, iQ, and I want to use the rates estimated therein to simulate data on a given tree. The rate Q(b|a-&gt;a|a) (also Q(b|b-&gt;a|b)) in my iQ is 0.79, which is the expected number of changes to occur in a unit time. <text:line-break/><text:line-break/>My tree is not a timed tree, but I can use max(nodeHeights(tree)) to get its height, which is 1.4. The sum of the branch lengths in my tree is 9.5. Am I correct in thinking that there are 9.5/1.4=6.79 “units of time” in my tree? If so, would the expected value of the number of substitutions to occur for this variable, throughout the tree, be 0.79*6.79=5.36? <text:line-break/><text:line-break/>Finally, if I wanted to simulate data for this variable on this tree using this rate estimate, what would be the recommended procedure for getting an actual value for the number of substitutions to occur in a given simulation (for example, should I round down to 5, or draw a number from a Poisson distribution with parameter 5.36)? <text:line-break/><text:line-break/>I really appreciate your taking the time to read my comments and offer your input. <text:line-break/><text:line-break/>Thanks sincerely, <text:line-break/>Caitlin.</text:span></text:p>
      <text:p text:style-name="P7"><text:soft-page-break/></text:p>
      <text:p text:style-name="P5"><text:a xlink:type="simple" xlink:href="https://www.blogger.com/profile/04632917697970136421"><text:span text:style-name="Citation"><text:span text:style-name="T3">Caitlin Collins</text:span></text:span></text:a><text:a xlink:type="simple" xlink:href="http://blog.phytools.org/2014/12/r-function-for-pagels-1994-correlation.html?showComment=1463357774198#c941551657077671654"><text:span text:style-name="T2">May 15, 2016 at 8:16 PM</text:span></text:a></text:p>
      <text:p text:style-name="P10"><text:bookmark text:name="bc_0_4MC"/>Hi, <text:line-break/><text:line-break/>Edit--sorry, I just realised it probably makes more sense for 1 to be one unit of time in my tree... If the sum of the branch lengths is 9.5, are there 9.5 "units of time" in my tree?<text:line-break/><text:line-break/>Best, <text:line-break/>Caitli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00:36:52.004384177</meta:creation-date>
    <dc:date>2016-05-16T01:18:49.072443789</dc:date>
    <meta:editing-duration>PT11M16S</meta:editing-duration>
    <meta:editing-cycles>1</meta:editing-cycles>
    <meta:document-statistic meta:table-count="0" meta:image-count="0" meta:object-count="0" meta:page-count="2" meta:paragraph-count="11" meta:word-count="520" meta:character-count="2982" meta:non-whitespace-character-count="2448"/>
    <meta:generator>LibreOffice/4.2.8.2$Linux_X86_64 LibreOffice_project/420m0$Build-2</meta:generator>
  </office:meta>
</office:document-meta>
</file>